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xed" table:style-name="ta1">
        <table:shapes>
          <draw:frame draw:z-index="0" draw:style-name="gr1" draw:text-style-name="P1" svg:width="6.2945in" svg:height="3.5449in" svg:x="11.5374in" svg:y="2.0602in">
            <draw:object draw:notify-on-update-of-ranges="mixed.A2:mixed.A46 mixed.H2:mixed.H46 mixed.O2:mixed.O46 mixed.W2:mixed.W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ixed</text:p>
          </table:table-cell>
          <table:table-cell table:number-columns-repeated="6"/>
          <table:table-cell office:value-type="string" calcext:value-type="string">
            <text:p>soft</text:p>
          </table:table-cell>
          <table:table-cell table:number-columns-repeated="6"/>
          <table:table-cell office:value-type="string" calcext:value-type="string">
            <text:p>hard</text:p>
          </table:table-cell>
          <table:table-cell table:number-columns-repeated="6"/>
          <table:table-cell office:value-type="string" calcext:value-type="string">
            <text:p>kotlin</text:p>
          </table:table-cell>
          <table:table-cell/>
        </table:table-row>
        <table:table-row table:style-name="ro1">
          <table:table-cell office:value-type="float" office:value="146119188" calcext:value-type="float">
            <text:p>14611918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6127700" calcext:value-type="float">
            <text:p>12612770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873162" calcext:value-type="float">
            <text:p>11087316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856" calcext:value-type="float">
            <text:p>1000856</text:p>
          </table:table-cell>
        </table:table-row>
        <table:table-row table:style-name="ro1">
          <table:table-cell office:value-type="float" office:value="146278159" calcext:value-type="float">
            <text:p>14627815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9634093" calcext:value-type="float">
            <text:p>12963409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256049" calcext:value-type="float">
            <text:p>11125604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9586" calcext:value-type="float">
            <text:p>1099586</text:p>
          </table:table-cell>
        </table:table-row>
        <table:table-row table:style-name="ro1">
          <table:table-cell office:value-type="float" office:value="146365897" calcext:value-type="float">
            <text:p>14636589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755919" calcext:value-type="float">
            <text:p>12975591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571395" calcext:value-type="float">
            <text:p>11157139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94191" calcext:value-type="float">
            <text:p>1194191</text:p>
          </table:table-cell>
        </table:table-row>
        <table:table-row table:style-name="ro1">
          <table:table-cell office:value-type="float" office:value="146460570" calcext:value-type="float">
            <text:p>14646057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9841229" calcext:value-type="float">
            <text:p>12984122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845279" calcext:value-type="float">
            <text:p>11184527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7669" calcext:value-type="float">
            <text:p>1287669</text:p>
          </table:table-cell>
        </table:table-row>
        <table:table-row table:style-name="ro1">
          <table:table-cell office:value-type="float" office:value="146788382" calcext:value-type="float">
            <text:p>14678838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9928237" calcext:value-type="float">
            <text:p>12992823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3511912" calcext:value-type="float">
            <text:p>11351191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95855" calcext:value-type="float">
            <text:p>1395855</text:p>
          </table:table-cell>
        </table:table-row>
        <table:table-row table:style-name="ro1">
          <table:table-cell office:value-type="float" office:value="147023035" calcext:value-type="float">
            <text:p>14702303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0009410" calcext:value-type="float">
            <text:p>13000941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93392" calcext:value-type="float">
            <text:p>11359339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95106" calcext:value-type="float">
            <text:p>1495106</text:p>
          </table:table-cell>
        </table:table-row>
        <table:table-row table:style-name="ro1">
          <table:table-cell office:value-type="float" office:value="147211653" calcext:value-type="float">
            <text:p>14721165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106301" calcext:value-type="float">
            <text:p>13010630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3718814" calcext:value-type="float">
            <text:p>11371881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89704" calcext:value-type="float">
            <text:p>1589704</text:p>
          </table:table-cell>
        </table:table-row>
        <table:table-row table:style-name="ro1">
          <table:table-cell office:value-type="float" office:value="148927947" calcext:value-type="float">
            <text:p>14892794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0189550" calcext:value-type="float">
            <text:p>13018955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3848322" calcext:value-type="float">
            <text:p>11384832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83545" calcext:value-type="float">
            <text:p>1683545</text:p>
          </table:table-cell>
        </table:table-row>
        <table:table-row table:style-name="ro1">
          <table:table-cell office:value-type="float" office:value="149128630" calcext:value-type="float">
            <text:p>14912863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30269876" calcext:value-type="float">
            <text:p>13026987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4109513" calcext:value-type="float">
            <text:p>11410951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58157" calcext:value-type="float">
            <text:p>1858157</text:p>
          </table:table-cell>
        </table:table-row>
        <table:table-row table:style-name="ro1">
          <table:table-cell office:value-type="float" office:value="149369119" calcext:value-type="float">
            <text:p>14936911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30393708" calcext:value-type="float">
            <text:p>13039370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6201526" calcext:value-type="float">
            <text:p>11620152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995276" calcext:value-type="float">
            <text:p>1995276</text:p>
          </table:table-cell>
        </table:table-row>
        <table:table-row table:style-name="ro1">
          <table:table-cell office:value-type="float" office:value="149609484" calcext:value-type="float">
            <text:p>14960948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0519930" calcext:value-type="float">
            <text:p>13051993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16323512" calcext:value-type="float">
            <text:p>11632351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104593" calcext:value-type="float">
            <text:p>2104593</text:p>
          </table:table-cell>
        </table:table-row>
        <table:table-row table:style-name="ro1">
          <table:table-cell office:value-type="float" office:value="149853075" calcext:value-type="float">
            <text:p>14985307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0645851" calcext:value-type="float">
            <text:p>13064585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16452899" calcext:value-type="float">
            <text:p>11645289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202005" calcext:value-type="float">
            <text:p>2202005</text:p>
          </table:table-cell>
        </table:table-row>
        <table:table-row table:style-name="ro1">
          <table:table-cell office:value-type="float" office:value="149960855" calcext:value-type="float">
            <text:p>14996085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30756996" calcext:value-type="float">
            <text:p>13075699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16535296" calcext:value-type="float">
            <text:p>11653529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2314165" calcext:value-type="float">
            <text:p>2314165</text:p>
          </table:table-cell>
        </table:table-row>
        <table:table-row table:style-name="ro1">
          <table:table-cell office:value-type="float" office:value="150140439" calcext:value-type="float">
            <text:p>15014043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30935953" calcext:value-type="float">
            <text:p>13093595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16608707" calcext:value-type="float">
            <text:p>11660870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415124" calcext:value-type="float">
            <text:p>2415124</text:p>
          </table:table-cell>
        </table:table-row>
        <table:table-row table:style-name="ro1">
          <table:table-cell office:value-type="float" office:value="150428137" calcext:value-type="float">
            <text:p>15042813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131099627" calcext:value-type="float">
            <text:p>13109962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116694924" calcext:value-type="float">
            <text:p>11669492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2513469" calcext:value-type="float">
            <text:p>2513469</text:p>
          </table:table-cell>
        </table:table-row>
        <table:table-row table:style-name="ro1">
          <table:table-cell office:value-type="float" office:value="151864619" calcext:value-type="float">
            <text:p>15186461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131203816" calcext:value-type="float">
            <text:p>13120381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116771940" calcext:value-type="float">
            <text:p>11677194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2607543" calcext:value-type="float">
            <text:p>2607543</text:p>
          </table:table-cell>
        </table:table-row>
        <table:table-row table:style-name="ro1">
          <table:table-cell office:value-type="float" office:value="151976082" calcext:value-type="float">
            <text:p>15197608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float" office:value="131292161" calcext:value-type="float">
            <text:p>13129216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float" office:value="116864016" calcext:value-type="float">
            <text:p>11686401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float" office:value="2584" calcext:value-type="float">
            <text:p>2584</text:p>
          </table:table-cell>
          <table:table-cell office:value-type="float" office:value="2700678" calcext:value-type="float">
            <text:p>2700678</text:p>
          </table:table-cell>
        </table:table-row>
        <table:table-row table:style-name="ro1">
          <table:table-cell office:value-type="float" office:value="152199217" calcext:value-type="float">
            <text:p>15219921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131382698" calcext:value-type="float">
            <text:p>13138269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116942084" calcext:value-type="float">
            <text:p>11694208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4181" calcext:value-type="float">
            <text:p>4181</text:p>
          </table:table-cell>
          <table:table-cell office:value-type="float" office:value="2793909" calcext:value-type="float">
            <text:p>2793909</text:p>
          </table:table-cell>
        </table:table-row>
        <table:table-row table:style-name="ro1">
          <table:table-cell office:value-type="float" office:value="152365970" calcext:value-type="float">
            <text:p>15236597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131469185" calcext:value-type="float">
            <text:p>13146918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117021569" calcext:value-type="float">
            <text:p>11702156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2903443" calcext:value-type="float">
            <text:p>2903443</text:p>
          </table:table-cell>
        </table:table-row>
        <table:table-row table:style-name="ro1">
          <table:table-cell office:value-type="float" office:value="152551622" calcext:value-type="float">
            <text:p>15255162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0946" calcext:value-type="float">
            <text:p>10946</text:p>
          </table:table-cell>
          <table:table-cell/>
          <table:table-cell office:value-type="float" office:value="131541816" calcext:value-type="float">
            <text:p>13154181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0946" calcext:value-type="float">
            <text:p>10946</text:p>
          </table:table-cell>
          <table:table-cell/>
          <table:table-cell office:value-type="float" office:value="117099393" calcext:value-type="float">
            <text:p>11709939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0946" calcext:value-type="float">
            <text:p>10946</text:p>
          </table:table-cell>
          <table:table-cell/>
          <table:table-cell office:value-type="float" office:value="10946" calcext:value-type="float">
            <text:p>10946</text:p>
          </table:table-cell>
          <table:table-cell office:value-type="float" office:value="2998829" calcext:value-type="float">
            <text:p>2998829</text:p>
          </table:table-cell>
        </table:table-row>
        <table:table-row table:style-name="ro1">
          <table:table-cell office:value-type="float" office:value="152650790" calcext:value-type="float">
            <text:p>15265079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7711" calcext:value-type="float">
            <text:p>17711</text:p>
          </table:table-cell>
          <table:table-cell/>
          <table:table-cell office:value-type="float" office:value="131625433" calcext:value-type="float">
            <text:p>13162543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7711" calcext:value-type="float">
            <text:p>17711</text:p>
          </table:table-cell>
          <table:table-cell/>
          <table:table-cell office:value-type="float" office:value="117310771" calcext:value-type="float">
            <text:p>11731077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7711" calcext:value-type="float">
            <text:p>17711</text:p>
          </table:table-cell>
          <table:table-cell/>
          <table:table-cell office:value-type="float" office:value="17711" calcext:value-type="float">
            <text:p>17711</text:p>
          </table:table-cell>
          <table:table-cell office:value-type="float" office:value="3092492" calcext:value-type="float">
            <text:p>3092492</text:p>
          </table:table-cell>
        </table:table-row>
        <table:table-row table:style-name="ro1">
          <table:table-cell office:value-type="float" office:value="153188079" calcext:value-type="float">
            <text:p>15318807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8657" calcext:value-type="float">
            <text:p>28657</text:p>
          </table:table-cell>
          <table:table-cell/>
          <table:table-cell office:value-type="float" office:value="131699221" calcext:value-type="float">
            <text:p>13169922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8657" calcext:value-type="float">
            <text:p>28657</text:p>
          </table:table-cell>
          <table:table-cell/>
          <table:table-cell office:value-type="float" office:value="117545526" calcext:value-type="float">
            <text:p>11754552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8657" calcext:value-type="float">
            <text:p>28657</text:p>
          </table:table-cell>
          <table:table-cell/>
          <table:table-cell office:value-type="float" office:value="28657" calcext:value-type="float">
            <text:p>28657</text:p>
          </table:table-cell>
          <table:table-cell office:value-type="float" office:value="3187404" calcext:value-type="float">
            <text:p>3187404</text:p>
          </table:table-cell>
        </table:table-row>
        <table:table-row table:style-name="ro1">
          <table:table-cell office:value-type="float" office:value="153456336" calcext:value-type="float">
            <text:p>15345633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6368" calcext:value-type="float">
            <text:p>46368</text:p>
          </table:table-cell>
          <table:table-cell/>
          <table:table-cell office:value-type="float" office:value="131774969" calcext:value-type="float">
            <text:p>13177496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6368" calcext:value-type="float">
            <text:p>46368</text:p>
          </table:table-cell>
          <table:table-cell/>
          <table:table-cell office:value-type="float" office:value="117813393" calcext:value-type="float">
            <text:p>11781339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46368" calcext:value-type="float">
            <text:p>46368</text:p>
          </table:table-cell>
          <table:table-cell/>
          <table:table-cell office:value-type="float" office:value="46368" calcext:value-type="float">
            <text:p>46368</text:p>
          </table:table-cell>
          <table:table-cell office:value-type="float" office:value="3281530" calcext:value-type="float">
            <text:p>3281530</text:p>
          </table:table-cell>
        </table:table-row>
        <table:table-row table:style-name="ro1">
          <table:table-cell office:value-type="float" office:value="153639478" calcext:value-type="float">
            <text:p>15363947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131847686" calcext:value-type="float">
            <text:p>13184768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118079407" calcext:value-type="float">
            <text:p>11807940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75025" calcext:value-type="float">
            <text:p>75025</text:p>
          </table:table-cell>
          <table:table-cell office:value-type="float" office:value="3414573" calcext:value-type="float">
            <text:p>3414573</text:p>
          </table:table-cell>
        </table:table-row>
        <table:table-row table:style-name="ro1">
          <table:table-cell office:value-type="float" office:value="153790303" calcext:value-type="float">
            <text:p>15379030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21393" calcext:value-type="float">
            <text:p>121393</text:p>
          </table:table-cell>
          <table:table-cell/>
          <table:table-cell office:value-type="float" office:value="131930879" calcext:value-type="float">
            <text:p>13193087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21393" calcext:value-type="float">
            <text:p>121393</text:p>
          </table:table-cell>
          <table:table-cell/>
          <table:table-cell office:value-type="float" office:value="118181906" calcext:value-type="float">
            <text:p>11818190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21393" calcext:value-type="float">
            <text:p>121393</text:p>
          </table:table-cell>
          <table:table-cell/>
          <table:table-cell office:value-type="float" office:value="121393" calcext:value-type="float">
            <text:p>121393</text:p>
          </table:table-cell>
          <table:table-cell office:value-type="float" office:value="3530625" calcext:value-type="float">
            <text:p>3530625</text:p>
          </table:table-cell>
        </table:table-row>
        <table:table-row table:style-name="ro1">
          <table:table-cell office:value-type="float" office:value="153981423" calcext:value-type="float">
            <text:p>15398142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96418" calcext:value-type="float">
            <text:p>196418</text:p>
          </table:table-cell>
          <table:table-cell/>
          <table:table-cell office:value-type="float" office:value="132020431" calcext:value-type="float">
            <text:p>13202043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96418" calcext:value-type="float">
            <text:p>196418</text:p>
          </table:table-cell>
          <table:table-cell/>
          <table:table-cell office:value-type="float" office:value="118423491" calcext:value-type="float">
            <text:p>11842349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96418" calcext:value-type="float">
            <text:p>196418</text:p>
          </table:table-cell>
          <table:table-cell/>
          <table:table-cell office:value-type="float" office:value="196418" calcext:value-type="float">
            <text:p>196418</text:p>
          </table:table-cell>
          <table:table-cell office:value-type="float" office:value="3646930" calcext:value-type="float">
            <text:p>3646930</text:p>
          </table:table-cell>
        </table:table-row>
        <table:table-row table:style-name="ro1">
          <table:table-cell office:value-type="float" office:value="154085614" calcext:value-type="float">
            <text:p>15408561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17811" calcext:value-type="float">
            <text:p>317811</text:p>
          </table:table-cell>
          <table:table-cell/>
          <table:table-cell office:value-type="float" office:value="132092956" calcext:value-type="float">
            <text:p>13209295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17811" calcext:value-type="float">
            <text:p>317811</text:p>
          </table:table-cell>
          <table:table-cell/>
          <table:table-cell office:value-type="float" office:value="118572900" calcext:value-type="float">
            <text:p>11857290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17811" calcext:value-type="float">
            <text:p>317811</text:p>
          </table:table-cell>
          <table:table-cell/>
          <table:table-cell office:value-type="float" office:value="317811" calcext:value-type="float">
            <text:p>317811</text:p>
          </table:table-cell>
          <table:table-cell office:value-type="float" office:value="3783832" calcext:value-type="float">
            <text:p>3783832</text:p>
          </table:table-cell>
        </table:table-row>
        <table:table-row table:style-name="ro1">
          <table:table-cell office:value-type="float" office:value="154326261" calcext:value-type="float">
            <text:p>15432626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14229" calcext:value-type="float">
            <text:p>514229</text:p>
          </table:table-cell>
          <table:table-cell/>
          <table:table-cell office:value-type="float" office:value="132177424" calcext:value-type="float">
            <text:p>13217742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14229" calcext:value-type="float">
            <text:p>514229</text:p>
          </table:table-cell>
          <table:table-cell/>
          <table:table-cell office:value-type="float" office:value="118824412" calcext:value-type="float">
            <text:p>11882441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514229" calcext:value-type="float">
            <text:p>514229</text:p>
          </table:table-cell>
          <table:table-cell/>
          <table:table-cell office:value-type="float" office:value="514229" calcext:value-type="float">
            <text:p>514229</text:p>
          </table:table-cell>
          <table:table-cell office:value-type="float" office:value="3931864" calcext:value-type="float">
            <text:p>3931864</text:p>
          </table:table-cell>
        </table:table-row>
        <table:table-row table:style-name="ro1">
          <table:table-cell office:value-type="float" office:value="154485012" calcext:value-type="float">
            <text:p>15448501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132254428" calcext:value-type="float">
            <text:p>13225442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119012395" calcext:value-type="float">
            <text:p>11901239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832040" calcext:value-type="float">
            <text:p>832040</text:p>
          </table:table-cell>
          <table:table-cell office:value-type="float" office:value="4086825" calcext:value-type="float">
            <text:p>4086825</text:p>
          </table:table-cell>
        </table:table-row>
        <table:table-row table:style-name="ro1">
          <table:table-cell office:value-type="float" office:value="155143041" calcext:value-type="float">
            <text:p>15514304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346269" calcext:value-type="float">
            <text:p>1346269</text:p>
          </table:table-cell>
          <table:table-cell/>
          <table:table-cell office:value-type="float" office:value="132335846" calcext:value-type="float">
            <text:p>13233584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346269" calcext:value-type="float">
            <text:p>1346269</text:p>
          </table:table-cell>
          <table:table-cell/>
          <table:table-cell office:value-type="float" office:value="119179249" calcext:value-type="float">
            <text:p>11917924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346269" calcext:value-type="float">
            <text:p>1346269</text:p>
          </table:table-cell>
          <table:table-cell/>
          <table:table-cell office:value-type="float" office:value="1346269" calcext:value-type="float">
            <text:p>1346269</text:p>
          </table:table-cell>
          <table:table-cell office:value-type="float" office:value="4195312" calcext:value-type="float">
            <text:p>4195312</text:p>
          </table:table-cell>
        </table:table-row>
        <table:table-row table:style-name="ro1">
          <table:table-cell office:value-type="float" office:value="155263869" calcext:value-type="float">
            <text:p>15526386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178309" calcext:value-type="float">
            <text:p>2178309</text:p>
          </table:table-cell>
          <table:table-cell/>
          <table:table-cell office:value-type="float" office:value="136414079" calcext:value-type="float">
            <text:p>13641407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178309" calcext:value-type="float">
            <text:p>2178309</text:p>
          </table:table-cell>
          <table:table-cell/>
          <table:table-cell office:value-type="float" office:value="119385010" calcext:value-type="float">
            <text:p>11938501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178309" calcext:value-type="float">
            <text:p>2178309</text:p>
          </table:table-cell>
          <table:table-cell/>
          <table:table-cell office:value-type="float" office:value="2178309" calcext:value-type="float">
            <text:p>2178309</text:p>
          </table:table-cell>
          <table:table-cell office:value-type="float" office:value="4302401" calcext:value-type="float">
            <text:p>4302401</text:p>
          </table:table-cell>
        </table:table-row>
        <table:table-row table:style-name="ro1">
          <table:table-cell office:value-type="float" office:value="155356339" calcext:value-type="float">
            <text:p>15535633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524578" calcext:value-type="float">
            <text:p>3524578</text:p>
          </table:table-cell>
          <table:table-cell/>
          <table:table-cell office:value-type="float" office:value="136591033" calcext:value-type="float">
            <text:p>13659103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524578" calcext:value-type="float">
            <text:p>3524578</text:p>
          </table:table-cell>
          <table:table-cell/>
          <table:table-cell office:value-type="float" office:value="120353475" calcext:value-type="float">
            <text:p>12035347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524578" calcext:value-type="float">
            <text:p>3524578</text:p>
          </table:table-cell>
          <table:table-cell/>
          <table:table-cell office:value-type="float" office:value="3524578" calcext:value-type="float">
            <text:p>3524578</text:p>
          </table:table-cell>
          <table:table-cell office:value-type="float" office:value="4406783" calcext:value-type="float">
            <text:p>4406783</text:p>
          </table:table-cell>
        </table:table-row>
        <table:table-row table:style-name="ro1">
          <table:table-cell office:value-type="float" office:value="155443094" calcext:value-type="float">
            <text:p>15544309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702887" calcext:value-type="float">
            <text:p>5702887</text:p>
          </table:table-cell>
          <table:table-cell/>
          <table:table-cell office:value-type="float" office:value="136714539" calcext:value-type="float">
            <text:p>13671453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5702887" calcext:value-type="float">
            <text:p>5702887</text:p>
          </table:table-cell>
          <table:table-cell/>
          <table:table-cell office:value-type="float" office:value="120571468" calcext:value-type="float">
            <text:p>12057146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5702887" calcext:value-type="float">
            <text:p>5702887</text:p>
          </table:table-cell>
          <table:table-cell/>
          <table:table-cell office:value-type="float" office:value="5702887" calcext:value-type="float">
            <text:p>5702887</text:p>
          </table:table-cell>
          <table:table-cell office:value-type="float" office:value="4522369" calcext:value-type="float">
            <text:p>4522369</text:p>
          </table:table-cell>
        </table:table-row>
        <table:table-row table:style-name="ro1">
          <table:table-cell office:value-type="float" office:value="155529629" calcext:value-type="float">
            <text:p>155529629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136814873" calcext:value-type="float">
            <text:p>13681487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120697474" calcext:value-type="float">
            <text:p>12069747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9227465" calcext:value-type="float">
            <text:p>9227465</text:p>
          </table:table-cell>
          <table:table-cell office:value-type="float" office:value="4627571" calcext:value-type="float">
            <text:p>4627571</text:p>
          </table:table-cell>
        </table:table-row>
        <table:table-row table:style-name="ro1">
          <table:table-cell office:value-type="float" office:value="155602491" calcext:value-type="float">
            <text:p>15560249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4930352" calcext:value-type="float">
            <text:p>14930352</text:p>
          </table:table-cell>
          <table:table-cell/>
          <table:table-cell office:value-type="float" office:value="136893791" calcext:value-type="float">
            <text:p>13689379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4930352" calcext:value-type="float">
            <text:p>14930352</text:p>
          </table:table-cell>
          <table:table-cell/>
          <table:table-cell office:value-type="float" office:value="120887218" calcext:value-type="float">
            <text:p>12088721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4930352" calcext:value-type="float">
            <text:p>14930352</text:p>
          </table:table-cell>
          <table:table-cell/>
          <table:table-cell office:value-type="float" office:value="14930352" calcext:value-type="float">
            <text:p>14930352</text:p>
          </table:table-cell>
          <table:table-cell office:value-type="float" office:value="4744411" calcext:value-type="float">
            <text:p>4744411</text:p>
          </table:table-cell>
        </table:table-row>
        <table:table-row table:style-name="ro1">
          <table:table-cell office:value-type="float" office:value="155687740" calcext:value-type="float">
            <text:p>15568774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4157817" calcext:value-type="float">
            <text:p>24157817</text:p>
          </table:table-cell>
          <table:table-cell/>
          <table:table-cell office:value-type="float" office:value="136991431" calcext:value-type="float">
            <text:p>13699143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4157817" calcext:value-type="float">
            <text:p>24157817</text:p>
          </table:table-cell>
          <table:table-cell/>
          <table:table-cell office:value-type="float" office:value="121136454" calcext:value-type="float">
            <text:p>12113645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4157817" calcext:value-type="float">
            <text:p>24157817</text:p>
          </table:table-cell>
          <table:table-cell/>
          <table:table-cell office:value-type="float" office:value="24157817" calcext:value-type="float">
            <text:p>24157817</text:p>
          </table:table-cell>
          <table:table-cell office:value-type="float" office:value="4857829" calcext:value-type="float">
            <text:p>4857829</text:p>
          </table:table-cell>
        </table:table-row>
        <table:table-row table:style-name="ro1">
          <table:table-cell office:value-type="float" office:value="155886821" calcext:value-type="float">
            <text:p>15588682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9088169" calcext:value-type="float">
            <text:p>39088169</text:p>
          </table:table-cell>
          <table:table-cell/>
          <table:table-cell office:value-type="float" office:value="137063165" calcext:value-type="float">
            <text:p>13706316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39088169" calcext:value-type="float">
            <text:p>39088169</text:p>
          </table:table-cell>
          <table:table-cell/>
          <table:table-cell office:value-type="float" office:value="121372018" calcext:value-type="float">
            <text:p>12137201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39088169" calcext:value-type="float">
            <text:p>39088169</text:p>
          </table:table-cell>
          <table:table-cell/>
          <table:table-cell office:value-type="float" office:value="39088169" calcext:value-type="float">
            <text:p>39088169</text:p>
          </table:table-cell>
          <table:table-cell office:value-type="float" office:value="5057691" calcext:value-type="float">
            <text:p>5057691</text:p>
          </table:table-cell>
        </table:table-row>
        <table:table-row table:style-name="ro1">
          <table:table-cell office:value-type="float" office:value="155963706" calcext:value-type="float">
            <text:p>15596370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3245986" calcext:value-type="float">
            <text:p>63245986</text:p>
          </table:table-cell>
          <table:table-cell/>
          <table:table-cell office:value-type="float" office:value="137150140" calcext:value-type="float">
            <text:p>13715014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63245986" calcext:value-type="float">
            <text:p>63245986</text:p>
          </table:table-cell>
          <table:table-cell/>
          <table:table-cell office:value-type="float" office:value="121497787" calcext:value-type="float">
            <text:p>12149778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63245986" calcext:value-type="float">
            <text:p>63245986</text:p>
          </table:table-cell>
          <table:table-cell/>
          <table:table-cell office:value-type="float" office:value="63245986" calcext:value-type="float">
            <text:p>63245986</text:p>
          </table:table-cell>
          <table:table-cell office:value-type="float" office:value="5178216" calcext:value-type="float">
            <text:p>5178216</text:p>
          </table:table-cell>
        </table:table-row>
        <table:table-row table:style-name="ro1">
          <table:table-cell office:value-type="float" office:value="156037032" calcext:value-type="float">
            <text:p>15603703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02334155" calcext:value-type="float">
            <text:p>102334155</text:p>
          </table:table-cell>
          <table:table-cell/>
          <table:table-cell office:value-type="float" office:value="137229822" calcext:value-type="float">
            <text:p>13722982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02334155" calcext:value-type="float">
            <text:p>102334155</text:p>
          </table:table-cell>
          <table:table-cell/>
          <table:table-cell office:value-type="float" office:value="121592375" calcext:value-type="float">
            <text:p>12159237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02334155" calcext:value-type="float">
            <text:p>102334155</text:p>
          </table:table-cell>
          <table:table-cell/>
          <table:table-cell office:value-type="float" office:value="102334155" calcext:value-type="float">
            <text:p>102334155</text:p>
          </table:table-cell>
          <table:table-cell office:value-type="float" office:value="5293253" calcext:value-type="float">
            <text:p>5293253</text:p>
          </table:table-cell>
        </table:table-row>
        <table:table-row table:style-name="ro1">
          <table:table-cell office:value-type="float" office:value="156123384" calcext:value-type="float">
            <text:p>15612338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65580141" calcext:value-type="float">
            <text:p>165580141</text:p>
          </table:table-cell>
          <table:table-cell/>
          <table:table-cell office:value-type="float" office:value="137316690" calcext:value-type="float">
            <text:p>13731669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65580141" calcext:value-type="float">
            <text:p>165580141</text:p>
          </table:table-cell>
          <table:table-cell/>
          <table:table-cell office:value-type="float" office:value="121770363" calcext:value-type="float">
            <text:p>12177036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65580141" calcext:value-type="float">
            <text:p>165580141</text:p>
          </table:table-cell>
          <table:table-cell/>
          <table:table-cell office:value-type="float" office:value="165580141" calcext:value-type="float">
            <text:p>165580141</text:p>
          </table:table-cell>
          <table:table-cell office:value-type="float" office:value="5409043" calcext:value-type="float">
            <text:p>5409043</text:p>
          </table:table-cell>
        </table:table-row>
        <table:table-row table:style-name="ro1">
          <table:table-cell office:value-type="float" office:value="156192230" calcext:value-type="float">
            <text:p>15619223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67914296" calcext:value-type="float">
            <text:p>267914296</text:p>
          </table:table-cell>
          <table:table-cell/>
          <table:table-cell office:value-type="float" office:value="137409660" calcext:value-type="float">
            <text:p>13740966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267914296" calcext:value-type="float">
            <text:p>267914296</text:p>
          </table:table-cell>
          <table:table-cell/>
          <table:table-cell office:value-type="float" office:value="121955624" calcext:value-type="float">
            <text:p>121955624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267914296" calcext:value-type="float">
            <text:p>267914296</text:p>
          </table:table-cell>
          <table:table-cell/>
          <table:table-cell office:value-type="float" office:value="267914296" calcext:value-type="float">
            <text:p>267914296</text:p>
          </table:table-cell>
          <table:table-cell office:value-type="float" office:value="5525323" calcext:value-type="float">
            <text:p>5525323</text:p>
          </table:table-cell>
        </table:table-row>
        <table:table-row table:style-name="ro1">
          <table:table-cell office:value-type="float" office:value="156540033" calcext:value-type="float">
            <text:p>15654003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33494437" calcext:value-type="float">
            <text:p>433494437</text:p>
          </table:table-cell>
          <table:table-cell/>
          <table:table-cell office:value-type="float" office:value="137482395" calcext:value-type="float">
            <text:p>137482395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433494437" calcext:value-type="float">
            <text:p>433494437</text:p>
          </table:table-cell>
          <table:table-cell/>
          <table:table-cell office:value-type="float" office:value="122229913" calcext:value-type="float">
            <text:p>122229913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433494437" calcext:value-type="float">
            <text:p>433494437</text:p>
          </table:table-cell>
          <table:table-cell/>
          <table:table-cell office:value-type="float" office:value="433494437" calcext:value-type="float">
            <text:p>433494437</text:p>
          </table:table-cell>
          <table:table-cell office:value-type="float" office:value="5636940" calcext:value-type="float">
            <text:p>5636940</text:p>
          </table:table-cell>
        </table:table-row>
        <table:table-row table:style-name="ro1">
          <table:table-cell office:value-type="float" office:value="156812191" calcext:value-type="float">
            <text:p>156812191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701408733" calcext:value-type="float">
            <text:p>701408733</text:p>
          </table:table-cell>
          <table:table-cell/>
          <table:table-cell office:value-type="float" office:value="137553262" calcext:value-type="float">
            <text:p>13755326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701408733" calcext:value-type="float">
            <text:p>701408733</text:p>
          </table:table-cell>
          <table:table-cell/>
          <table:table-cell office:value-type="float" office:value="122519788" calcext:value-type="float">
            <text:p>122519788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701408733" calcext:value-type="float">
            <text:p>701408733</text:p>
          </table:table-cell>
          <table:table-cell/>
          <table:table-cell office:value-type="float" office:value="701408733" calcext:value-type="float">
            <text:p>701408733</text:p>
          </table:table-cell>
          <table:table-cell office:value-type="float" office:value="5804262" calcext:value-type="float">
            <text:p>5804262</text:p>
          </table:table-cell>
        </table:table-row>
        <table:table-row table:style-name="ro1">
          <table:table-cell office:value-type="float" office:value="156928422" calcext:value-type="float">
            <text:p>156928422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137625840" calcext:value-type="float">
            <text:p>13762584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122699146" calcext:value-type="float">
            <text:p>122699146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1134903170" calcext:value-type="float">
            <text:p>1134903170</text:p>
          </table:table-cell>
          <table:table-cell office:value-type="float" office:value="5974667" calcext:value-type="float">
            <text:p>5974667</text:p>
          </table:table-cell>
        </table:table-row>
        <table:table-row table:style-name="ro1">
          <table:table-cell office:value-type="float" office:value="157115120" calcext:value-type="float">
            <text:p>157115120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140194027" calcext:value-type="float">
            <text:p>14019402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Printer</text:p>
          </table:table-cell>
          <table:table-cell office:value-type="string" calcext:value-type="string">
            <text:p>inFib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122867357" calcext:value-type="float">
            <text:p>122867357</text:p>
          </table:table-cell>
          <table:table-cell office:value-type="string" calcext:value-type="string">
            <text:p>FibStepper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bSink</text:p>
          </table:table-cell>
          <table:table-cell office:value-type="string" calcext:value-type="string">
            <text:p>inFib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1836311903" calcext:value-type="float">
            <text:p>1836311903</text:p>
          </table:table-cell>
          <table:table-cell office:value-type="float" office:value="6094477" calcext:value-type="float">
            <text:p>6094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2-09T16:37:47.660415414</meta:print-date>
    <meta:printed-by>PDF files</meta:printed-by>
    <dc:date>2025-12-09T16:41:04.038075939</dc:date>
    <meta:editing-duration>PT3M16S</meta:editing-duration>
    <meta:editing-cycles>1</meta:editing-cycles>
    <meta:document-statistic meta:table-count="1" meta:cell-count="904" meta:object-count="1"/>
    <meta:generator>LibreOffice/25.2.3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000000" draw:opacity-name="ChartTransparencyGradient_20_1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5.989cm" svg:height="9.005cm" xlink:href=".." xlink:type="simple" chart:class="chart:line" chart:style-name="ch1">
        <chart:title svg:x="3.149cm" svg:y="0.37cm" chart:style-name="ch2">
          <text:p><text:span text:style-name="T1">Сравнения времени выполнения Фибоначчи</text:span></text:p>
        </chart:title>
        <chart:legend chart:legend-position="end" svg:x="13.727cm" svg:y="3.456cm" style:legend-expansion="high" chart:style-name="ch3"/>
        <chart:plot-area chart:style-name="ch4" svg:x="0.319cm" svg:y="1.275cm" svg:width="13.089cm" svg:height="7.55cm">
          <chart:coordinate-region svg:x="2.292cm" svg:y="1.475cm" svg:width="11.116cm" svg:height="6.5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ixed.A2:mixed.A46" loext:label-string="mixed" chart:class="chart:line">
            <chart:data-point chart:repeated="45"/>
          </chart:series>
          <chart:series chart:style-name="ch8" chart:values-cell-range-address="mixed.H2:mixed.H46" loext:label-string="soft" chart:class="chart:line">
            <chart:data-point chart:repeated="45"/>
          </chart:series>
          <chart:series chart:style-name="ch9" chart:values-cell-range-address="mixed.O2:mixed.O46" loext:label-string="hard" chart:class="chart:line">
            <chart:data-point chart:repeated="45"/>
          </chart:series>
          <chart:series chart:style-name="ch10" chart:values-cell-range-address="mixed.W2:mixed.W46" loext:label-string="kotlin" chart:class="chart:line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</text:p>
              </table:table-cell>
              <table:table-cell office:value-type="string">
                <text:p>soft</text:p>
              </table:table-cell>
              <table:table-cell office:value-type="string">
                <text:p>hard</text:p>
              </table:table-cell>
              <table:table-cell office:value-type="string">
                <text:p>kot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119188">
                <text:p>146119188</text:p>
                <draw:g>
                  <svg:desc>mixed.A2:mixed.A46</svg:desc>
                </draw:g>
              </table:table-cell>
              <table:table-cell office:value-type="float" office:value="126127700">
                <text:p>126127700</text:p>
                <draw:g>
                  <svg:desc>mixed.H2:mixed.H46</svg:desc>
                </draw:g>
              </table:table-cell>
              <table:table-cell office:value-type="float" office:value="110873162">
                <text:p>110873162</text:p>
                <draw:g>
                  <svg:desc>mixed.O2:mixed.O46</svg:desc>
                </draw:g>
              </table:table-cell>
              <table:table-cell office:value-type="float" office:value="1000856">
                <text:p>1000856</text:p>
                <draw:g>
                  <svg:desc>mixed.W2:mixed.W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278159">
                <text:p>146278159</text:p>
              </table:table-cell>
              <table:table-cell office:value-type="float" office:value="129634093">
                <text:p>129634093</text:p>
              </table:table-cell>
              <table:table-cell office:value-type="float" office:value="111256049">
                <text:p>111256049</text:p>
              </table:table-cell>
              <table:table-cell office:value-type="float" office:value="1099586">
                <text:p>1099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65897">
                <text:p>146365897</text:p>
              </table:table-cell>
              <table:table-cell office:value-type="float" office:value="129755919">
                <text:p>129755919</text:p>
              </table:table-cell>
              <table:table-cell office:value-type="float" office:value="111571395">
                <text:p>111571395</text:p>
              </table:table-cell>
              <table:table-cell office:value-type="float" office:value="1194191">
                <text:p>1194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460570">
                <text:p>146460570</text:p>
              </table:table-cell>
              <table:table-cell office:value-type="float" office:value="129841229">
                <text:p>129841229</text:p>
              </table:table-cell>
              <table:table-cell office:value-type="float" office:value="111845279">
                <text:p>111845279</text:p>
              </table:table-cell>
              <table:table-cell office:value-type="float" office:value="1287669">
                <text:p>1287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788382">
                <text:p>146788382</text:p>
              </table:table-cell>
              <table:table-cell office:value-type="float" office:value="129928237">
                <text:p>129928237</text:p>
              </table:table-cell>
              <table:table-cell office:value-type="float" office:value="113511912">
                <text:p>113511912</text:p>
              </table:table-cell>
              <table:table-cell office:value-type="float" office:value="1395855">
                <text:p>1395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023035">
                <text:p>147023035</text:p>
              </table:table-cell>
              <table:table-cell office:value-type="float" office:value="130009410">
                <text:p>130009410</text:p>
              </table:table-cell>
              <table:table-cell office:value-type="float" office:value="113593392">
                <text:p>113593392</text:p>
              </table:table-cell>
              <table:table-cell office:value-type="float" office:value="1495106">
                <text:p>149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211653">
                <text:p>147211653</text:p>
              </table:table-cell>
              <table:table-cell office:value-type="float" office:value="130106301">
                <text:p>130106301</text:p>
              </table:table-cell>
              <table:table-cell office:value-type="float" office:value="113718814">
                <text:p>113718814</text:p>
              </table:table-cell>
              <table:table-cell office:value-type="float" office:value="1589704">
                <text:p>1589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927947">
                <text:p>148927947</text:p>
              </table:table-cell>
              <table:table-cell office:value-type="float" office:value="130189550">
                <text:p>130189550</text:p>
              </table:table-cell>
              <table:table-cell office:value-type="float" office:value="113848322">
                <text:p>113848322</text:p>
              </table:table-cell>
              <table:table-cell office:value-type="float" office:value="1683545">
                <text:p>1683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128630">
                <text:p>149128630</text:p>
              </table:table-cell>
              <table:table-cell office:value-type="float" office:value="130269876">
                <text:p>130269876</text:p>
              </table:table-cell>
              <table:table-cell office:value-type="float" office:value="114109513">
                <text:p>114109513</text:p>
              </table:table-cell>
              <table:table-cell office:value-type="float" office:value="1858157">
                <text:p>1858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369119">
                <text:p>149369119</text:p>
              </table:table-cell>
              <table:table-cell office:value-type="float" office:value="130393708">
                <text:p>130393708</text:p>
              </table:table-cell>
              <table:table-cell office:value-type="float" office:value="116201526">
                <text:p>116201526</text:p>
              </table:table-cell>
              <table:table-cell office:value-type="float" office:value="1995276">
                <text:p>1995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609484">
                <text:p>149609484</text:p>
              </table:table-cell>
              <table:table-cell office:value-type="float" office:value="130519930">
                <text:p>130519930</text:p>
              </table:table-cell>
              <table:table-cell office:value-type="float" office:value="116323512">
                <text:p>116323512</text:p>
              </table:table-cell>
              <table:table-cell office:value-type="float" office:value="2104593">
                <text:p>2104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853075">
                <text:p>149853075</text:p>
              </table:table-cell>
              <table:table-cell office:value-type="float" office:value="130645851">
                <text:p>130645851</text:p>
              </table:table-cell>
              <table:table-cell office:value-type="float" office:value="116452899">
                <text:p>116452899</text:p>
              </table:table-cell>
              <table:table-cell office:value-type="float" office:value="2202005">
                <text:p>2202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960855">
                <text:p>149960855</text:p>
              </table:table-cell>
              <table:table-cell office:value-type="float" office:value="130756996">
                <text:p>130756996</text:p>
              </table:table-cell>
              <table:table-cell office:value-type="float" office:value="116535296">
                <text:p>116535296</text:p>
              </table:table-cell>
              <table:table-cell office:value-type="float" office:value="2314165">
                <text:p>2314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40439">
                <text:p>150140439</text:p>
              </table:table-cell>
              <table:table-cell office:value-type="float" office:value="130935953">
                <text:p>130935953</text:p>
              </table:table-cell>
              <table:table-cell office:value-type="float" office:value="116608707">
                <text:p>116608707</text:p>
              </table:table-cell>
              <table:table-cell office:value-type="float" office:value="2415124">
                <text:p>2415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428137">
                <text:p>150428137</text:p>
              </table:table-cell>
              <table:table-cell office:value-type="float" office:value="131099627">
                <text:p>131099627</text:p>
              </table:table-cell>
              <table:table-cell office:value-type="float" office:value="116694924">
                <text:p>116694924</text:p>
              </table:table-cell>
              <table:table-cell office:value-type="float" office:value="2513469">
                <text:p>2513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864619">
                <text:p>151864619</text:p>
              </table:table-cell>
              <table:table-cell office:value-type="float" office:value="131203816">
                <text:p>131203816</text:p>
              </table:table-cell>
              <table:table-cell office:value-type="float" office:value="116771940">
                <text:p>116771940</text:p>
              </table:table-cell>
              <table:table-cell office:value-type="float" office:value="2607543">
                <text:p>2607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976082">
                <text:p>151976082</text:p>
              </table:table-cell>
              <table:table-cell office:value-type="float" office:value="131292161">
                <text:p>131292161</text:p>
              </table:table-cell>
              <table:table-cell office:value-type="float" office:value="116864016">
                <text:p>116864016</text:p>
              </table:table-cell>
              <table:table-cell office:value-type="float" office:value="2700678">
                <text:p>270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199217">
                <text:p>152199217</text:p>
              </table:table-cell>
              <table:table-cell office:value-type="float" office:value="131382698">
                <text:p>131382698</text:p>
              </table:table-cell>
              <table:table-cell office:value-type="float" office:value="116942084">
                <text:p>116942084</text:p>
              </table:table-cell>
              <table:table-cell office:value-type="float" office:value="2793909">
                <text:p>2793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365970">
                <text:p>152365970</text:p>
              </table:table-cell>
              <table:table-cell office:value-type="float" office:value="131469185">
                <text:p>131469185</text:p>
              </table:table-cell>
              <table:table-cell office:value-type="float" office:value="117021569">
                <text:p>117021569</text:p>
              </table:table-cell>
              <table:table-cell office:value-type="float" office:value="2903443">
                <text:p>2903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551622">
                <text:p>152551622</text:p>
              </table:table-cell>
              <table:table-cell office:value-type="float" office:value="131541816">
                <text:p>131541816</text:p>
              </table:table-cell>
              <table:table-cell office:value-type="float" office:value="117099393">
                <text:p>117099393</text:p>
              </table:table-cell>
              <table:table-cell office:value-type="float" office:value="2998829">
                <text:p>2998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650790">
                <text:p>152650790</text:p>
              </table:table-cell>
              <table:table-cell office:value-type="float" office:value="131625433">
                <text:p>131625433</text:p>
              </table:table-cell>
              <table:table-cell office:value-type="float" office:value="117310771">
                <text:p>117310771</text:p>
              </table:table-cell>
              <table:table-cell office:value-type="float" office:value="3092492">
                <text:p>3092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188079">
                <text:p>153188079</text:p>
              </table:table-cell>
              <table:table-cell office:value-type="float" office:value="131699221">
                <text:p>131699221</text:p>
              </table:table-cell>
              <table:table-cell office:value-type="float" office:value="117545526">
                <text:p>117545526</text:p>
              </table:table-cell>
              <table:table-cell office:value-type="float" office:value="3187404">
                <text:p>3187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456336">
                <text:p>153456336</text:p>
              </table:table-cell>
              <table:table-cell office:value-type="float" office:value="131774969">
                <text:p>131774969</text:p>
              </table:table-cell>
              <table:table-cell office:value-type="float" office:value="117813393">
                <text:p>117813393</text:p>
              </table:table-cell>
              <table:table-cell office:value-type="float" office:value="3281530">
                <text:p>328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639478">
                <text:p>153639478</text:p>
              </table:table-cell>
              <table:table-cell office:value-type="float" office:value="131847686">
                <text:p>131847686</text:p>
              </table:table-cell>
              <table:table-cell office:value-type="float" office:value="118079407">
                <text:p>118079407</text:p>
              </table:table-cell>
              <table:table-cell office:value-type="float" office:value="3414573">
                <text:p>3414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790303">
                <text:p>153790303</text:p>
              </table:table-cell>
              <table:table-cell office:value-type="float" office:value="131930879">
                <text:p>131930879</text:p>
              </table:table-cell>
              <table:table-cell office:value-type="float" office:value="118181906">
                <text:p>118181906</text:p>
              </table:table-cell>
              <table:table-cell office:value-type="float" office:value="3530625">
                <text:p>353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981423">
                <text:p>153981423</text:p>
              </table:table-cell>
              <table:table-cell office:value-type="float" office:value="132020431">
                <text:p>132020431</text:p>
              </table:table-cell>
              <table:table-cell office:value-type="float" office:value="118423491">
                <text:p>118423491</text:p>
              </table:table-cell>
              <table:table-cell office:value-type="float" office:value="3646930">
                <text:p>36469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085614">
                <text:p>154085614</text:p>
              </table:table-cell>
              <table:table-cell office:value-type="float" office:value="132092956">
                <text:p>132092956</text:p>
              </table:table-cell>
              <table:table-cell office:value-type="float" office:value="118572900">
                <text:p>118572900</text:p>
              </table:table-cell>
              <table:table-cell office:value-type="float" office:value="3783832">
                <text:p>3783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326261">
                <text:p>154326261</text:p>
              </table:table-cell>
              <table:table-cell office:value-type="float" office:value="132177424">
                <text:p>132177424</text:p>
              </table:table-cell>
              <table:table-cell office:value-type="float" office:value="118824412">
                <text:p>118824412</text:p>
              </table:table-cell>
              <table:table-cell office:value-type="float" office:value="3931864">
                <text:p>3931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485012">
                <text:p>154485012</text:p>
              </table:table-cell>
              <table:table-cell office:value-type="float" office:value="132254428">
                <text:p>132254428</text:p>
              </table:table-cell>
              <table:table-cell office:value-type="float" office:value="119012395">
                <text:p>119012395</text:p>
              </table:table-cell>
              <table:table-cell office:value-type="float" office:value="4086825">
                <text:p>4086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143041">
                <text:p>155143041</text:p>
              </table:table-cell>
              <table:table-cell office:value-type="float" office:value="132335846">
                <text:p>132335846</text:p>
              </table:table-cell>
              <table:table-cell office:value-type="float" office:value="119179249">
                <text:p>119179249</text:p>
              </table:table-cell>
              <table:table-cell office:value-type="float" office:value="4195312">
                <text:p>4195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263869">
                <text:p>155263869</text:p>
              </table:table-cell>
              <table:table-cell office:value-type="float" office:value="136414079">
                <text:p>136414079</text:p>
              </table:table-cell>
              <table:table-cell office:value-type="float" office:value="119385010">
                <text:p>119385010</text:p>
              </table:table-cell>
              <table:table-cell office:value-type="float" office:value="4302401">
                <text:p>4302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356339">
                <text:p>155356339</text:p>
              </table:table-cell>
              <table:table-cell office:value-type="float" office:value="136591033">
                <text:p>136591033</text:p>
              </table:table-cell>
              <table:table-cell office:value-type="float" office:value="120353475">
                <text:p>120353475</text:p>
              </table:table-cell>
              <table:table-cell office:value-type="float" office:value="4406783">
                <text:p>4406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43094">
                <text:p>155443094</text:p>
              </table:table-cell>
              <table:table-cell office:value-type="float" office:value="136714539">
                <text:p>136714539</text:p>
              </table:table-cell>
              <table:table-cell office:value-type="float" office:value="120571468">
                <text:p>120571468</text:p>
              </table:table-cell>
              <table:table-cell office:value-type="float" office:value="4522369">
                <text:p>4522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529629">
                <text:p>155529629</text:p>
              </table:table-cell>
              <table:table-cell office:value-type="float" office:value="136814873">
                <text:p>136814873</text:p>
              </table:table-cell>
              <table:table-cell office:value-type="float" office:value="120697474">
                <text:p>120697474</text:p>
              </table:table-cell>
              <table:table-cell office:value-type="float" office:value="4627571">
                <text:p>4627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602491">
                <text:p>155602491</text:p>
              </table:table-cell>
              <table:table-cell office:value-type="float" office:value="136893791">
                <text:p>136893791</text:p>
              </table:table-cell>
              <table:table-cell office:value-type="float" office:value="120887218">
                <text:p>120887218</text:p>
              </table:table-cell>
              <table:table-cell office:value-type="float" office:value="4744411">
                <text:p>4744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687740">
                <text:p>155687740</text:p>
              </table:table-cell>
              <table:table-cell office:value-type="float" office:value="136991431">
                <text:p>136991431</text:p>
              </table:table-cell>
              <table:table-cell office:value-type="float" office:value="121136454">
                <text:p>121136454</text:p>
              </table:table-cell>
              <table:table-cell office:value-type="float" office:value="4857829">
                <text:p>4857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886821">
                <text:p>155886821</text:p>
              </table:table-cell>
              <table:table-cell office:value-type="float" office:value="137063165">
                <text:p>137063165</text:p>
              </table:table-cell>
              <table:table-cell office:value-type="float" office:value="121372018">
                <text:p>121372018</text:p>
              </table:table-cell>
              <table:table-cell office:value-type="float" office:value="5057691">
                <text:p>5057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963706">
                <text:p>155963706</text:p>
              </table:table-cell>
              <table:table-cell office:value-type="float" office:value="137150140">
                <text:p>137150140</text:p>
              </table:table-cell>
              <table:table-cell office:value-type="float" office:value="121497787">
                <text:p>121497787</text:p>
              </table:table-cell>
              <table:table-cell office:value-type="float" office:value="5178216">
                <text:p>5178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37032">
                <text:p>156037032</text:p>
              </table:table-cell>
              <table:table-cell office:value-type="float" office:value="137229822">
                <text:p>137229822</text:p>
              </table:table-cell>
              <table:table-cell office:value-type="float" office:value="121592375">
                <text:p>121592375</text:p>
              </table:table-cell>
              <table:table-cell office:value-type="float" office:value="5293253">
                <text:p>5293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123384">
                <text:p>156123384</text:p>
              </table:table-cell>
              <table:table-cell office:value-type="float" office:value="137316690">
                <text:p>137316690</text:p>
              </table:table-cell>
              <table:table-cell office:value-type="float" office:value="121770363">
                <text:p>121770363</text:p>
              </table:table-cell>
              <table:table-cell office:value-type="float" office:value="5409043">
                <text:p>5409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192230">
                <text:p>156192230</text:p>
              </table:table-cell>
              <table:table-cell office:value-type="float" office:value="137409660">
                <text:p>137409660</text:p>
              </table:table-cell>
              <table:table-cell office:value-type="float" office:value="121955624">
                <text:p>121955624</text:p>
              </table:table-cell>
              <table:table-cell office:value-type="float" office:value="5525323">
                <text:p>5525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6540033">
                <text:p>156540033</text:p>
              </table:table-cell>
              <table:table-cell office:value-type="float" office:value="137482395">
                <text:p>137482395</text:p>
              </table:table-cell>
              <table:table-cell office:value-type="float" office:value="122229913">
                <text:p>122229913</text:p>
              </table:table-cell>
              <table:table-cell office:value-type="float" office:value="5636940">
                <text:p>56369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812191">
                <text:p>156812191</text:p>
              </table:table-cell>
              <table:table-cell office:value-type="float" office:value="137553262">
                <text:p>137553262</text:p>
              </table:table-cell>
              <table:table-cell office:value-type="float" office:value="122519788">
                <text:p>122519788</text:p>
              </table:table-cell>
              <table:table-cell office:value-type="float" office:value="5804262">
                <text:p>5804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928422">
                <text:p>156928422</text:p>
              </table:table-cell>
              <table:table-cell office:value-type="float" office:value="137625840">
                <text:p>137625840</text:p>
              </table:table-cell>
              <table:table-cell office:value-type="float" office:value="122699146">
                <text:p>122699146</text:p>
              </table:table-cell>
              <table:table-cell office:value-type="float" office:value="5974667">
                <text:p>597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115120">
                <text:p>157115120</text:p>
              </table:table-cell>
              <table:table-cell office:value-type="float" office:value="140194027">
                <text:p>140194027</text:p>
              </table:table-cell>
              <table:table-cell office:value-type="float" office:value="122867357">
                <text:p>122867357</text:p>
              </table:table-cell>
              <table:table-cell office:value-type="float" office:value="6094477">
                <text:p>6094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